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fo:color="#ce181e" style:text-line-through-style="solid" style:text-line-through-type="single"/>
    </style:style>
    <style:style style:name="P3" style:family="paragraph" style:parent-style-name="Standard">
      <style:text-properties fo:color="#ce181e" style:text-line-through-style="solid" style:text-line-through-type="single" fo:background-color="#fff200"/>
    </style:style>
    <style:style style:name="P4" style:family="paragraph" style:parent-style-name="Standard">
      <style:text-properties fo:color="#000000" style:text-line-through-style="solid" style:text-line-through-type="singl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4"/>Parts Listing</text:p>
      <text:p text:style-name="Standard"/>
      <text:p text:style-name="Standard">Part <text:tab/>Value <text:tab/>Package <text:tab/>Library</text:p>
      <text:p text:style-name="Standard"/>
      <text:p text:style-name="P1">B1 <text:tab/>RECTIFIER-GBU4 <text:tab/>GBU4 <text:tab/>rectifier</text:p>
      <text:p text:style-name="P1">BC47HFE=10000 <text:tab/>MMBTA14LT1 <text:tab/>SOT23-BEC <text:tab/>transistor-npn</text:p>
      <text:p text:style-name="Standard">BC846 <text:tab/><text:tab/>SOT23 <text:tab/>semicon-smd-ipc</text:p>
      <text:p text:style-name="Standard">BC846$ <text:tab/><text:tab/>SOT23 <text:tab/>semicon-smd-ipc</text:p>
      <text:p text:style-name="P1">C1 <text:tab/>10000uF/25V <text:tab/>E7,5-18 <text:tab/>rcl</text:p>
      <text:p text:style-name="P1">C2 <text:tab/>0.1uF <text:tab/>C1206 <text:tab/>rcl</text:p>
      <text:p text:style-name="P3">C3 <text:tab/>0.330uF <text:tab/>C1206 <text:tab/>rcl</text:p>
      <text:p text:style-name="P2">C4 <text:tab/>47nF <text:tab/>C1206K <text:tab/>rcl</text:p>
      <text:p text:style-name="P1">C5 <text:tab/>1uF <text:tab/>C1206K <text:tab/>rcl</text:p>
      <text:p text:style-name="P1">C6 <text:tab/>1uF <text:tab/>C1206K <text:tab/>rcl</text:p>
      <text:p text:style-name="P1">C7 <text:tab/>100nF <text:tab/>C1206 <text:tab/>rcl</text:p>
      <text:p text:style-name="P1">C8 <text:tab/>100nF <text:tab/>C0805 <text:tab/>rcl</text:p>
      <text:p text:style-name="P1">C9 <text:tab/>100nF <text:tab/>C0805 <text:tab/>rcl</text:p>
      <text:p text:style-name="P1">C10 <text:tab/><text:tab/>C0805K <text:tab/>rcl</text:p>
      <text:p text:style-name="P1">FUSE <text:tab/>100mA(hold) <text:tab/>0805 <text:tab/>myLibrary</text:p>
      <text:p text:style-name="P1">GREEN_LED <text:tab/><text:tab/>CHIPLED_0805 <text:tab/>led</text:p>
      <text:p text:style-name="P4">IC1 <text:tab/>7818TV <text:tab/>TO220V <text:tab/>linear</text:p>
      <text:p text:style-name="P1">R1 <text:tab/>320 <text:tab/>0805 <text:tab/>myLibrary</text:p>
      <text:p text:style-name="P1">R2 <text:tab/>10k <text:tab/>0805 <text:tab/>myLibrary</text:p>
      <text:p text:style-name="P1">R3 <text:tab/>132 <text:tab/>0805 <text:tab/>myLibrary</text:p>
      <text:p text:style-name="P1">R4 <text:tab/>7 2W <text:tab/>R1210 <text:tab/>resistor</text:p>
      <text:p text:style-name="P1">R5 <text:tab/>420 Ohm <text:tab/>0805 <text:tab/>myLibrary</text:p>
      <text:p text:style-name="P1">R6 <text:tab/>420 Ohm <text:tab/>0805 <text:tab/>myLibrary</text:p>
      <text:p text:style-name="P1">R7 <text:tab/>68k 1% <text:tab/>R0805 <text:tab/>resistor</text:p>
      <text:p text:style-name="P1">R8 <text:tab/>10k <text:tab/>R0805 <text:tab/>resistor</text:p>
      <text:p text:style-name="P1">R9 <text:tab/>12k <text:tab/>0805 <text:tab/>myLibrary</text:p>
      <text:p text:style-name="P1">R10 <text:tab/>55k <text:tab/>0805 <text:tab/>myLibrary</text:p>
      <text:p text:style-name="P1">R11 <text:tab/>10k <text:tab/>0805 <text:tab/>myLibrary</text:p>
      <text:p text:style-name="P1">R12 <text:tab/>10k <text:tab/>3X1MM <text:tab/>myLibrary</text:p>
      <text:p text:style-name="P1">R13 <text:tab/>160 <text:tab/>0805 <text:tab/>myLibrary</text:p>
      <text:p text:style-name="P1">R14 <text:tab/>150k <text:tab/>0805 <text:tab/>myLibrary</text:p>
      <text:p text:style-name="P1">RED_LED <text:tab/><text:tab/>CHIPLED_0805 <text:tab/>led</text:p>
      <text:p text:style-name="P1">U$1 <text:tab/><text:tab/>BLUE_PILL <text:tab/>bluePill</text:p>
      <text:p text:style-name="P1">U$2 <text:tab/>DRV8873H-Q1SMD <text:tab/>HTSSOP24 <text:tab/>myLibrary</text:p>
      <text:p text:style-name="P1">U$3 <text:tab/>POWER_LED <text:tab/>OSRAMLED <text:tab/>myLibrary</text:p>
      <text:p text:style-name="P1">VD1 <text:tab/>3.3V <text:tab/>DO35-7 <text:tab/>zener</text:p>
      <text:p text:style-name="P1">VD2 <text:tab/>3.3V <text:tab/>DO35-7 <text:tab/>ze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9:57:19.007249177</meta:creation-date>
    <dc:date>2019-06-03T20:44:35.711465559</dc:date>
    <meta:editing-duration>P1DT3H35M55S</meta:editing-duration>
    <meta:editing-cycles>1</meta:editing-cycles>
    <meta:document-statistic meta:table-count="0" meta:image-count="0" meta:object-count="0" meta:page-count="1" meta:paragraph-count="39" meta:word-count="152" meta:character-count="1028" meta:non-whitespace-character-count="797"/>
    <meta:generator>LibreOffice/6.0.6.2$Linux_X86_64 LibreOffice_project/00$Build-2</meta:generator>
  </office:meta>
</office:document-meta>
</file>